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4d641" officeooo:paragraph-rsid="0024d641" style:font-size-asian="14pt" style:font-weight-asian="normal" style:font-size-complex="14pt" style:font-weight-complex="normal"/>
    </style:style>
    <style:style style:name="P2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orphans="0" fo:widows="0" fo:hyphenation-ladder-count="no-limit" fo:text-indent="1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2" style:family="paragraph" style:parent-style-name="Основной_20_текст_20__28_2_29_" style:master-page-name="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4pt" fo:font-weight="normal" officeooo:rsid="0024d641" officeooo:paragraph-rsid="0024d641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4d641" style:font-size-asian="14pt" style:font-weight-asian="normal" style:font-size-complex="14pt" style:font-weight-complex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bold" officeooo:rsid="0024d641" officeooo:paragraph-rsid="0024d641" style:font-size-asian="14pt" style:font-weight-asian="bold" style:font-size-complex="14pt" style:font-weight-complex="bold"/>
    </style:style>
    <style:style style:name="P25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4d641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 fo:hyphenate="false" fo:hyphenation-remain-char-count="2" fo:hyphenation-push-char-count="2" loext:hyphenation-no-caps="false"/>
    </style:style>
    <style:style style:name="P3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4d641" officeooo:paragraph-rsid="0024d641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normal" officeooo:rsid="00258838" officeooo:paragraph-rsid="00258838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ru" style:country-complex="RU" style:font-weight-complex="normal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fo:color="#000000" loext:opacity="100%" style:font-name="Times New Roman" fo:font-size="14pt" fo:language="ru" fo:country="RU" fo:font-weight="bold" officeooo:rsid="00258838" officeooo:paragraph-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7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8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4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43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4d641" officeooo:paragraph-rsid="0024d641"/>
    </style:style>
    <style:style style:name="P45" style:family="paragraph" style:parent-style-name="Основной_20_текст_20__28_2_29_">
      <loext:graphic-properties draw:fill="none" draw:fill-color="#ffffff"/>
      <style:paragraph-properties fo:margin-left="2.499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weight="normal" officeooo:rsid="0024d641" officeooo:paragraph-rsid="0024d641" style:font-weight-asian="normal" style:font-weight-complex="normal" fo:hyphenate="false" fo:hyphenation-remain-char-count="2" fo:hyphenation-push-char-count="2" loext:hyphenation-no-caps="false"/>
    </style:style>
    <style:style style:name="P46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258838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4d641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7" style:family="text">
      <style:text-properties officeooo:rsid="001ce55d"/>
    </style:style>
    <style:style style:name="T8" style:family="text">
      <style:text-properties officeooo:rsid="0024d641"/>
    </style:style>
    <style:style style:name="T9" style:family="text">
      <style:text-properties officeooo:rsid="002a09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ИСТЕРСТВО НАУКИ И ВЫСШЕГО ОБРАЗОВАНИЯ РОССИЙСКОЙ ФЕДЕРАЦИИ</text:p>
      <text:p text:style-name="P38">федеральное государственное автономное образовательное учреждение высшего образования</text:p>
      <text:p text:style-name="P37">«САНКТ-ПЕТЕРБУРГСКИЙ ГОСУДАРСТВЕННЫЙ УНИВЕРСИТЕТ </text:p>
      <text:p text:style-name="P37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43">ОТЧЁТ</text:p>
      <text:p text:style-name="P31">ЗАЩИЩЁН С ОЦЕНКОЙ</text:p>
      <text:p text:style-name="P39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ассистент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Кочин <text:span text:style-name="T8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5"/>
      <text:p text:style-name="P30">Отчёт по лабораторной работе №<text:span text:style-name="T9">2</text:span></text:p>
      <text:p text:style-name="P29"/>
      <text:p text:style-name="P41"/>
      <text:p text:style-name="P15">по курсу: Технология разработки серверных информационных систем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6"/>
      <text:p text:style-name="P26"/>
      <text:p text:style-name="P42"/>
      <text:p text:style-name="P42"/>
      <text:p text:style-name="P42"/>
      <text:p text:style-name="P42"/>
      <text:p text:style-name="P27"/>
      <text:p text:style-name="P27"/>
      <text:p text:style-name="P17">Санкт-Петербург </text:p>
      <text:p text:style-name="P18">202<text:span text:style-name="T7">1</text:span></text:p>
      <text:p text:style-name="P19"><text:soft-page-break/></text:p>
      <text:p text:style-name="P28"><text:span text:style-name="T4">1. </text:span><text:span text:style-name="T2">Цель работы</text:span><text:span text:style-name="T3">:</text:span></text:p>
      <text:p text:style-name="P28"><text:span text:style-name="T5"><text:tab/></text:span>Разработка ресурса REST/JSON сервиса</text:p>
      <text:p text:style-name="P23"/>
      <text:p text:style-name="P44"><text:span text:style-name="T2">2. </text:span><text:span text:style-name="T3">В</text:span><text:span text:style-name="T2">ариант:</text:span></text:p>
      <text:p text:style-name="P20"><text:tab/>9. Складской учёт.</text:p>
      <text:p text:style-name="P20"/>
      <text:p text:style-name="P24">3. Описание:</text:p>
      <text:p text:style-name="P21">Функциональные требования к системе складского учёта:</text:p>
      <text:p text:style-name="P22"><text:tab/>Возможность добавлять новые помещения</text:p>
      <text:p text:style-name="P45"><text:span text:style-name="T1"><text:tab/></text:span><text:span text:style-name="T6">Возможность удалять помещения </text:span></text:p>
      <text:p text:style-name="P32"><text:tab/>Возможность просмотра всех имеющихся помещений</text:p>
      <text:p text:style-name="P32"><text:tab/>Возможность добавлять объекты в помещения </text:p>
      <text:p text:style-name="P32"><text:tab/>Возможность удалять объекты из помещений</text:p>
      <text:p text:style-name="P32"><text:tab/>Возможность просмотра всех предметов в помещении</text:p>
      <text:p text:style-name="P33"/>
      <text:p text:style-name="P35">4. Вывод:</text:p>
      <text:p text:style-name="P34"><text:tab/>В ходе выполнение лабораторной работы было создано приложение на языке kotlin с использованием технологии сервлетов. В качестве сервера использовано tomcat 9.0.53.</text:p>
      <text:p text:style-name="P36">Приложение А</text:p>
      <text:p text:style-name="P40">// @filename /src/main/kotlin/com/example/demo/DemoApplication.kt</text:p>
      <text:p text:style-name="P40">package com.example.demo</text:p>
      <text:p text:style-name="P40"/>
      <text:p text:style-name="P40">import org.springframework.boot.autoconfigure.SpringBootApplication</text:p>
      <text:p text:style-name="P40">import org.springframework.boot.runApplication</text:p>
      <text:p text:style-name="P40"/>
      <text:p text:style-name="P40">@SpringBootApplication</text:p>
      <text:p text:style-name="P40">class DemoApplication</text:p>
      <text:p text:style-name="P40"/>
      <text:p text:style-name="P40">fun main(args: Array&lt;String&gt;) {</text:p>
      <text:p text:style-name="P40"><text:s text:c="4"/>runApplication&lt;DemoApplication&gt;(*args)</text:p>
      <text:p text:style-name="P40">}</text:p>
      <text:p text:style-name="P40"/>
      <text:p text:style-name="P40"/>
      <text:p text:style-name="P40">// @filename /src/main/kotlin/com/example/demo/ServletInitializer.kt</text:p>
      <text:p text:style-name="P40">package com.example.demo</text:p>
      <text:p text:style-name="P40"/>
      <text:p text:style-name="P40">import org.springframework.boot.builder.SpringApplicationBuilder</text:p>
      <text:p text:style-name="P40">import org.springframework.boot.web.servlet.support.SpringBootServletInitializer</text:p>
      <text:p text:style-name="P40"/>
      <text:p text:style-name="P40">class ServletInitializer : SpringBootServletInitializer() {</text:p>
      <text:p text:style-name="P40"/>
      <text:p text:style-name="P40"><text:s text:c="4"/>override fun configure(application: SpringApplicationBuilder): SpringApplicationBuilder {</text:p>
      <text:p text:style-name="P40"><text:s text:c="8"/>return application.sources(DemoApplication::class.java)</text:p>
      <text:p text:style-name="P40"><text:s text:c="4"/>}</text:p>
      <text:p text:style-name="P40"/>
      <text:p text:style-name="P40">}</text:p>
      <text:p text:style-name="P40"/>
      <text:p text:style-name="P40"/>
      <text:p text:style-name="P40">// @filename /src/main/kotlin/com/example/demo/controller/ObjController.kt</text:p>
      <text:p text:style-name="P40">package com.example.demo.controller</text:p>
      <text:p text:style-name="P40"/>
      <text:p text:style-name="P40">import com.example.demo.data.Storage</text:p>
      <text:p text:style-name="P40">import com.example.demo.data.objFactory</text:p>
      <text:p text:style-name="P40">import org.springframework.http.ResponseEntity</text:p>
      <text:p text:style-name="P40">import org.springframework.web.bind.annotation.*</text:p>
      <text:p text:style-name="P40"/>
      <text:p text:style-name="P40">@RestController</text:p>
      <text:p text:style-name="P40">@RequestMapping("/obj")</text:p>
      <text:p text:style-name="P40">class ObjController {</text:p>
      <text:p text:style-name="P40"><text:s text:c="4"/>/** добавление объекта в комнату */</text:p>
      <text:p text:style-name="P40"><text:s text:c="4"/>@PostMapping("/add")</text:p>
      <text:p text:style-name="P40"><text:s text:c="4"/>fun addObj(</text:p>
      <text:p text:style-name="P40"><text:s text:c="8"/>@RequestParam("name") name: String,</text:p>
      <text:p text:style-name="P40"><text:s text:c="8"/>@RequestParam("count") count: Int,</text:p>
      <text:p text:style-name="P40"><text:s text:c="8"/>@RequestParam("roomId") roomId: Int) {</text:p>
      <text:p text:style-name="P40"><text:s text:c="8"/>val obj = objFactory(name, count)</text:p>
      <text:p text:style-name="P40"><text:soft-page-break/><text:s text:c="8"/>if ( obj != null ) {</text:p>
      <text:p text:style-name="P40"><text:s text:c="12"/>Storage.data.roomList</text:p>
      <text:p text:style-name="P40"><text:s text:c="16"/>.filter { it.id == roomId }</text:p>
      <text:p text:style-name="P40"><text:s text:c="16"/>.forEach { it.put(obj) }</text:p>
      <text:p text:style-name="P40"/>
      <text:p text:style-name="P40"><text:s text:c="12"/>ResponseEntity</text:p>
      <text:p text:style-name="P40"><text:s text:c="16"/>.ok()</text:p>
      <text:p text:style-name="P40"><text:s text:c="16"/>.body("successfully")</text:p>
      <text:p text:style-name="P40"><text:s text:c="8"/>}</text:p>
      <text:p text:style-name="P40"><text:s text:c="8"/>else</text:p>
      <text:p text:style-name="P40"><text:s text:c="12"/>ResponseEntity</text:p>
      <text:p text:style-name="P40"><text:s text:c="16"/>.badRequest()</text:p>
      <text:p text:style-name="P40"><text:s text:c="16"/>.body("incorrect data")</text:p>
      <text:p text:style-name="P40"><text:s text:c="4"/>}</text:p>
      <text:p text:style-name="P40"/>
      <text:p text:style-name="P40"><text:s text:c="4"/>/** Изменение количества объектов */</text:p>
      <text:p text:style-name="P40"><text:s text:c="4"/>@PutMapping("/put")</text:p>
      <text:p text:style-name="P40"><text:s text:c="4"/>fun putObj(</text:p>
      <text:p text:style-name="P40"><text:s text:c="8"/>@RequestParam("objName") objName: String,</text:p>
      <text:p text:style-name="P40"><text:s text:c="8"/>@RequestParam("roomId") roomId: Int,</text:p>
      <text:p text:style-name="P40"><text:s text:c="8"/>@RequestParam("count") count: Int): ResponseEntity&lt;String&gt; {</text:p>
      <text:p text:style-name="P40"><text:s text:c="8"/>var f = false</text:p>
      <text:p text:style-name="P40"><text:s text:c="8"/>for ( room in Storage.data.roomList)</text:p>
      <text:p text:style-name="P40"><text:s text:c="12"/>if ( room.id == roomId )</text:p>
      <text:p text:style-name="P40"><text:s text:c="16"/>for ( obj in room.listObj )</text:p>
      <text:p text:style-name="P40"><text:s text:c="20"/>if ( obj.name == objName ) {</text:p>
      <text:p text:style-name="P40"><text:s text:c="24"/>f = true</text:p>
      <text:p text:style-name="P40"><text:s text:c="24"/>obj.count = count</text:p>
      <text:p text:style-name="P40"><text:s text:c="20"/>}</text:p>
      <text:p text:style-name="P40"><text:s text:c="8"/>return if ( f )</text:p>
      <text:p text:style-name="P40"><text:s text:c="12"/>ResponseEntity</text:p>
      <text:p text:style-name="P40"><text:s text:c="16"/>.ok()</text:p>
      <text:p text:style-name="P40"><text:s text:c="16"/>.body("successfully")</text:p>
      <text:p text:style-name="P40"><text:s text:c="8"/>else</text:p>
      <text:p text:style-name="P40"><text:s text:c="12"/>ResponseEntity</text:p>
      <text:p text:style-name="P40"><text:s text:c="16"/>.badRequest()</text:p>
      <text:p text:style-name="P40"><text:s text:c="16"/>.body("error")</text:p>
      <text:p text:style-name="P40"><text:s text:c="4"/>}</text:p>
      <text:p text:style-name="P40"/>
      <text:p text:style-name="P40"><text:s text:c="4"/>/** Удаление объекта */</text:p>
      <text:p text:style-name="P40"><text:s text:c="4"/>@DeleteMapping("/delete")</text:p>
      <text:p text:style-name="P40"><text:s text:c="4"/>fun deleteObj(</text:p>
      <text:p text:style-name="P40"><text:s text:c="8"/>@RequestParam("objName") objName: String,</text:p>
      <text:p text:style-name="P40"><text:s text:c="8"/>@RequestParam("roomId") roomId: Int): ResponseEntity&lt;String&gt; {</text:p>
      <text:p text:style-name="P40"><text:s text:c="8"/>var f = false</text:p>
      <text:p text:style-name="P40"><text:s text:c="8"/>for ( room in Storage.data.roomList)</text:p>
      <text:p text:style-name="P40"><text:s text:c="12"/>if ( room.id == roomId )</text:p>
      <text:p text:style-name="P40"><text:s text:c="16"/>for ( i in 0 until room.listObj.size )</text:p>
      <text:p text:style-name="P40"><text:soft-page-break/><text:s text:c="20"/>if ( room.listObj[i].name == objName ) {</text:p>
      <text:p text:style-name="P40"><text:s text:c="24"/>f = true</text:p>
      <text:p text:style-name="P40"><text:s text:c="24"/>room.listObj.removeAt(i)</text:p>
      <text:p text:style-name="P40"><text:s text:c="20"/>}</text:p>
      <text:p text:style-name="P40"><text:s text:c="8"/>return if ( f )</text:p>
      <text:p text:style-name="P40"><text:s text:c="12"/>ResponseEntity</text:p>
      <text:p text:style-name="P40"><text:s text:c="16"/>.ok()</text:p>
      <text:p text:style-name="P40"><text:s text:c="16"/>.body("successfully")</text:p>
      <text:p text:style-name="P40"><text:s text:c="12"/>else</text:p>
      <text:p text:style-name="P40"><text:s text:c="12"/>ResponseEntity</text:p>
      <text:p text:style-name="P40"><text:s text:c="16"/>.badRequest()</text:p>
      <text:p text:style-name="P40"><text:s text:c="16"/>.body("error")</text:p>
      <text:p text:style-name="P40"><text:s text:c="4"/>}</text:p>
      <text:p text:style-name="P40">}</text:p>
      <text:p text:style-name="P40"/>
      <text:p text:style-name="P40">// @filename /src/main/kotlin/com/example/demo/controller/RoomController.kt</text:p>
      <text:p text:style-name="P40">package com.example.demo.controller</text:p>
      <text:p text:style-name="P40"/>
      <text:p text:style-name="P40">import com.example.demo.data.Storage</text:p>
      <text:p text:style-name="P40">import com.example.demo.data.erroreStorage</text:p>
      <text:p text:style-name="P40">import com.example.demo.data.objFactory</text:p>
      <text:p text:style-name="P40">import com.google.gson.GsonBuilder</text:p>
      <text:p text:style-name="P40">import org.springframework.http.ResponseEntity</text:p>
      <text:p text:style-name="P40">import org.springframework.web.bind.annotation.*</text:p>
      <text:p text:style-name="P40"/>
      <text:p text:style-name="P40">@RestController</text:p>
      <text:p text:style-name="P40">@RequestMapping("/room")</text:p>
      <text:p text:style-name="P40">class RoomController {</text:p>
      <text:p text:style-name="P40"/>
      <text:p text:style-name="P40"><text:s text:c="4"/>val gsonBuilder = GsonBuilder() .setPrettyPrinting() .create()</text:p>
      <text:p text:style-name="P40"/>
      <text:p text:style-name="P40"><text:s text:c="4"/>/** Получение списка комнат */</text:p>
      <text:p text:style-name="P40"><text:s text:c="4"/>@GetMapping("/get")</text:p>
      <text:p text:style-name="P40"><text:s text:c="4"/>fun getRoomList() =</text:p>
      <text:p text:style-name="P40"><text:s text:c="8"/>ResponseEntity</text:p>
      <text:p text:style-name="P40"><text:s text:c="12"/>.ok()</text:p>
      <text:p text:style-name="P40"><text:s text:c="12"/>.body( gsonBuilder.toJson(Storage.data) )</text:p>
      <text:p text:style-name="P40"/>
      <text:p text:style-name="P40"><text:s text:c="4"/>/** Создание новой комнаты */</text:p>
      <text:p text:style-name="P40"><text:s text:c="4"/>@PostMapping("/add")</text:p>
      <text:p text:style-name="P40"><text:s text:c="4"/>fun addRoom(@RequestParam("name") name: String,@RequestParam("id") id: Int) =</text:p>
      <text:p text:style-name="P40"><text:s text:c="8"/>if ( Storage.addRoom(name, id) )</text:p>
      <text:p text:style-name="P40"><text:s text:c="12"/>ResponseEntity</text:p>
      <text:p text:style-name="P40"><text:s text:c="12"/>.ok()</text:p>
      <text:p text:style-name="P40"><text:s text:c="12"/>.body("successfully")</text:p>
      <text:p text:style-name="P40"><text:s text:c="8"/>else</text:p>
      <text:p text:style-name="P40"><text:s text:c="12"/>ResponseEntity</text:p>
      <text:p text:style-name="P40"><text:s text:c="12"/>.badRequest()</text:p>
      <text:p text:style-name="P40"><text:soft-page-break/><text:s text:c="12"/>.body(erroreStorage.lastError)</text:p>
      <text:p text:style-name="P40"/>
      <text:p text:style-name="P40"/>
      <text:p text:style-name="P40"><text:s text:c="4"/>/** Удаление комнаты */</text:p>
      <text:p text:style-name="P40"><text:s text:c="4"/>@DeleteMapping("/delete")</text:p>
      <text:p text:style-name="P40"><text:s text:c="4"/>fun deleteRoom(@RequestParam("id") id: Int) =</text:p>
      <text:p text:style-name="P40"><text:s text:c="8"/>if <text:s/>( Storage.deleteRoom(id) )</text:p>
      <text:p text:style-name="P40"><text:s text:c="12"/>ResponseEntity</text:p>
      <text:p text:style-name="P40"><text:s text:c="12"/>.ok()</text:p>
      <text:p text:style-name="P40"><text:s text:c="12"/>.body("successfully")</text:p>
      <text:p text:style-name="P40"><text:s text:c="8"/>else</text:p>
      <text:p text:style-name="P40"><text:s text:c="12"/>ResponseEntity</text:p>
      <text:p text:style-name="P40"><text:s text:c="12"/>.badRequest()</text:p>
      <text:p text:style-name="P40"><text:s text:c="12"/>.body(erroreStorage.lastError)</text:p>
      <text:p text:style-name="P40"/>
      <text:p text:style-name="P40">}</text:p>
      <text:p text:style-name="P40"/>
      <text:p text:style-name="P40">// @filename /src/main/kotlin/com/example/demo/data/erroreStorage.kt</text:p>
      <text:p text:style-name="P40">package com.example.demo.data</text:p>
      <text:p text:style-name="P40"/>
      <text:p text:style-name="P40">object erroreStorage {</text:p>
      <text:p text:style-name="P40"><text:s text:c="4"/>var lastError = ""</text:p>
      <text:p text:style-name="P40"/>
      <text:p text:style-name="P40"><text:s text:c="4"/>/** сообщить о возникновении ошибки **/</text:p>
      <text:p text:style-name="P40"><text:s text:c="4"/>fun error(error: String) {</text:p>
      <text:p text:style-name="P40"><text:s text:c="8"/>println(error)</text:p>
      <text:p text:style-name="P40"><text:s text:c="4"/>}</text:p>
      <text:p text:style-name="P40"/>
      <text:p text:style-name="P40"><text:s text:c="4"/>/** возвращает текст последней ошибки **/</text:p>
      <text:p text:style-name="P40"><text:s text:c="4"/>fun getError() = lastError</text:p>
      <text:p text:style-name="P40">}</text:p>
      <text:p text:style-name="P40"/>
      <text:p text:style-name="P40">// @filename /src/main/kotlin/com/example/demo/data/Obj.kt</text:p>
      <text:p text:style-name="P40">package com.example.demo.data</text:p>
      <text:p text:style-name="P40"/>
      <text:p text:style-name="P40">data class Obj(val name: String, var count: Int)</text:p>
      <text:p text:style-name="P40"/>
      <text:p text:style-name="P40">// @filename /src/main/kotlin/com/example/demo/data/objFactory.kt</text:p>
      <text:p text:style-name="P40">package com.example.demo.data</text:p>
      <text:p text:style-name="P40"/>
      <text:p text:style-name="P40">fun objFactory(name: String, count: Int) =</text:p>
      <text:p text:style-name="P40"><text:s text:c="4"/>if ( name.isNotEmpty() &amp;&amp; count &gt;= 0 )</text:p>
      <text:p text:style-name="P40"><text:s text:c="8"/>Obj(name, count)</text:p>
      <text:p text:style-name="P40"><text:s text:c="4"/>else</text:p>
      <text:p text:style-name="P40"><text:s text:c="8"/>null</text:p>
      <text:p text:style-name="P40"/>
      <text:p text:style-name="P40">// @filename /src/main/kotlin/com/example/demo/data/Room.kt</text:p>
      <text:p text:style-name="P40">package com.example.demo.data</text:p>
      <text:p text:style-name="P40"><text:soft-page-break/></text:p>
      <text:p text:style-name="P40">data class Room(val name: String, val id: Int) {</text:p>
      <text:p text:style-name="P40"><text:s text:c="4"/>val listObj = mutableListOf&lt;Obj&gt;()</text:p>
      <text:p text:style-name="P40"/>
      <text:p text:style-name="P40"><text:s text:c="4"/>/** колличество наименований объектов **/</text:p>
      <text:p text:style-name="P40"><text:s text:c="4"/>fun size() = listObj.size</text:p>
      <text:p text:style-name="P40"/>
      <text:p text:style-name="P40"><text:s text:c="4"/>/** добавить объекты в комнату **/</text:p>
      <text:p text:style-name="P40"><text:s text:c="4"/>fun put(obj: Obj) {</text:p>
      <text:p text:style-name="P40"><text:s text:c="8"/>for (o in listObj)</text:p>
      <text:p text:style-name="P40"><text:s text:c="12"/>if (o.name == obj.name) {</text:p>
      <text:p text:style-name="P40"><text:s text:c="16"/>o.count + obj.count</text:p>
      <text:p text:style-name="P40"><text:s text:c="16"/>return</text:p>
      <text:p text:style-name="P40"><text:s text:c="12"/>}</text:p>
      <text:p text:style-name="P40"><text:s text:c="8"/>listObj.add(obj)</text:p>
      <text:p text:style-name="P40"><text:s text:c="4"/>}</text:p>
      <text:p text:style-name="P40"/>
      <text:p text:style-name="P40"><text:s text:c="4"/>/** выгрузить объекты из комнаты **/</text:p>
      <text:p text:style-name="P40"><text:s text:c="4"/>fun get(name: String, count: Int) {</text:p>
      <text:p text:style-name="P40"><text:s text:c="8"/>for (o in listObj) {</text:p>
      <text:p text:style-name="P40"><text:s text:c="12"/>if ( o.name == name )</text:p>
      <text:p text:style-name="P40"><text:s text:c="16"/>if ( o.count &lt; count )</text:p>
      <text:p text:style-name="P40"><text:s text:c="20"/>println("Error insufficient quantity in stock")</text:p>
      <text:p text:style-name="P40"><text:s text:c="16"/>else</text:p>
      <text:p text:style-name="P40"><text:s text:c="20"/>o.count - count</text:p>
      <text:p text:style-name="P40"><text:s text:c="8"/>}</text:p>
      <text:p text:style-name="P40"><text:s text:c="4"/>}</text:p>
      <text:p text:style-name="P40"/>
      <text:p text:style-name="P40">}</text:p>
      <text:p text:style-name="P40"/>
      <text:p text:style-name="P40">// @filename /src/main/kotlin/com/example/demo/data/Storage.kt</text:p>
      <text:p text:style-name="P40">package com.example.demo.data</text:p>
      <text:p text:style-name="P40"/>
      <text:p text:style-name="P40">object Storage {</text:p>
      <text:p text:style-name="P40"><text:s text:c="4"/>val data = storageData()</text:p>
      <text:p text:style-name="P40"/>
      <text:p text:style-name="P40"><text:s text:c="4"/>/** колличество комнат **/</text:p>
      <text:p text:style-name="P40"><text:s text:c="4"/>fun size() = data.roomList.size</text:p>
      <text:p text:style-name="P40"/>
      <text:p text:style-name="P40"><text:s text:c="4"/>/** добавление комнаты на склад</text:p>
      <text:p text:style-name="P40"><text:s text:c="5"/>* true - успешное добавлени**/</text:p>
      <text:p text:style-name="P40"><text:s text:c="4"/>fun addRoom(name: String, id: Int) : Boolean {</text:p>
      <text:p text:style-name="P40"><text:s text:c="8"/>if (name.isNotEmpty() &amp;&amp; id &gt;= 0) {</text:p>
      <text:p text:style-name="P40"><text:s text:c="12"/>for (r in data.roomList)</text:p>
      <text:p text:style-name="P40"><text:s text:c="16"/>if (r.name == name || r.id == id) {</text:p>
      <text:p text:style-name="P40"><text:s text:c="20"/>erroreStorage.error("Error room with such data already exists")</text:p>
      <text:p text:style-name="P40"><text:s text:c="20"/>return false</text:p>
      <text:p text:style-name="P40"><text:s text:c="16"/>}</text:p>
      <text:p text:style-name="P40"><text:soft-page-break/><text:s text:c="12"/>data.roomList.add(Room(name, id))</text:p>
      <text:p text:style-name="P40"><text:s text:c="12"/>return true</text:p>
      <text:p text:style-name="P40"><text:s text:c="8"/>} else {</text:p>
      <text:p text:style-name="P40"><text:s text:c="12"/>erroreStorage.error("Error directional data about the room")</text:p>
      <text:p text:style-name="P40"><text:s text:c="12"/>return false</text:p>
      <text:p text:style-name="P40"><text:s text:c="8"/>}</text:p>
      <text:p text:style-name="P40"><text:s text:c="4"/>}</text:p>
      <text:p text:style-name="P40"/>
      <text:p text:style-name="P40"/>
      <text:p text:style-name="P40"><text:s text:c="4"/>/** удаление комнаты **/</text:p>
      <text:p text:style-name="P40"><text:s text:c="4"/>fun deleteRoom(id: Int): Boolean {</text:p>
      <text:p text:style-name="P40"><text:s text:c="8"/>for (i in 0 until data.roomList.size) {</text:p>
      <text:p text:style-name="P40"><text:s text:c="12"/>if ( data.roomList[i].id == id ) {</text:p>
      <text:p text:style-name="P40"><text:s text:c="16"/>data.roomList.removeAt(i)</text:p>
      <text:p text:style-name="P40"><text:s text:c="16"/>return true</text:p>
      <text:p text:style-name="P40"><text:s text:c="12"/>}</text:p>
      <text:p text:style-name="P40"><text:s text:c="8"/>}</text:p>
      <text:p text:style-name="P40"><text:s text:c="8"/>erroreStorage.error("Error this room not found")</text:p>
      <text:p text:style-name="P40"><text:s text:c="8"/>return false</text:p>
      <text:p text:style-name="P40"><text:s text:c="4"/>}</text:p>
      <text:p text:style-name="P40"/>
      <text:p text:style-name="P40">}</text:p>
      <text:p text:style-name="P40"/>
      <text:p text:style-name="P40">// @filename /src/main/kotlin/com/example/demo/data/storageData.kt</text:p>
      <text:p text:style-name="P40">package com.example.demo.data</text:p>
      <text:p text:style-name="P40"/>
      <text:p text:style-name="P40">open class storageData {</text:p>
      <text:p text:style-name="P40"><text:s text:c="4"/>val roomList = mutableListOf&lt;Room&gt;()</text:p>
      <text:p text:style-name="P40">}</text:p>
      <text:p text:style-name="P40"/>
      <text:p text:style-name="P40">// @filename /src/test/kotlin/com/example/demo/DemoApplicationTests.kt</text:p>
      <text:p text:style-name="P40">package com.example.demo</text:p>
      <text:p text:style-name="P40"/>
      <text:p text:style-name="P40">import org.junit.jupiter.api.Test</text:p>
      <text:p text:style-name="P40">import org.springframework.boot.test.context.SpringBootTest</text:p>
      <text:p text:style-name="P40"/>
      <text:p text:style-name="P40">@SpringBootTest</text:p>
      <text:p text:style-name="P40">class DemoApplicationTests {</text:p>
      <text:p text:style-name="P40"/>
      <text:p text:style-name="P40"><text:s text:c="4"/>@Test</text:p>
      <text:p text:style-name="P40"><text:s text:c="4"/>fun contextLoads() {</text:p>
      <text:p text:style-name="P40"><text:s text:c="4"/>}</text:p>
      <text:p text:style-name="P40"/>
      <text:p text:style-name="P40">}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6:32:00</meta:creation-date>
    <meta:initial-creator>User1</meta:initial-creator>
    <dc:language>ru-RU</dc:language>
    <meta:print-date>2019-12-06T16:31:00</meta:print-date>
    <dc:date>2021-10-09T15:22:04.918798052</dc:date>
    <meta:editing-cycles>31</meta:editing-cycles>
    <meta:editing-duration>PT4H28M33S</meta:editing-duration>
    <meta:generator>LibreOffice/7.2.1.2$Linux_X86_64 LibreOffice_project/20$Build-2</meta:generator>
    <meta:document-statistic meta:table-count="2" meta:image-count="0" meta:object-count="0" meta:page-count="8" meta:paragraph-count="268" meta:word-count="794" meta:character-count="8668" meta:non-whitespace-character-count="6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